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ssageBo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ssageBox</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msgbox.html" text:style-name="Internet_20_link" text:visited-style-name="Visited_20_Internet_20_Link">link</text:a>)</text:p>

            
                <text:list xml:id="list_MessageBox2" text:continue-numbering="true" text:continue-list="list_Message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ssageBox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MessageBox4" text:continue-numbering="true" text:continue-list="list_MessageBox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MessageBox5" text:continue-numbering="true" text:continue-list="list_MessageBox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MessageBox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ssageBox7" text:continue-numbering="true" text:continue-list="list_MessageBox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ssageBox8" text:continue-numbering="true" text:continue-list="list_MessageBox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ssageBox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ssageBox10" text:continue-numbering="true" text:continue-list="list_MessageBox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ssageBox11" text:continue-numbering="true" text:continue-list="list_MessageBox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ssageBox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ssageBox13" text:continue-numbering="true" text:continue-list="list_MessageBox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ssageBox14" text:continue-numbering="true" text:continue-list="list_MessageBox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ssageBox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ssageBox16" text:continue-numbering="true" text:continue-list="list_MessageBox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ssageBox17" text:continue-numbering="true" text:continue-list="list_MessageBox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ssageBox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MessageBox19" text:continue-numbering="true" text:continue-list="list_MessageBox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MessageBox20" text:continue-numbering="true" text:continue-list="list_MessageBox1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ssageBox21" text:continue-numbering="true" text:continue-list="list_MessageBox2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ssageBox22" text:continue-numbering="true" text:continue-list="list_MessageBox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ssageBox23" text:continue-numbering="true" text:continue-list="list_MessageBox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ssageBox24" text:continue-numbering="true" text:continue-list="list_MessageBox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ssageBox25" text:continue-numbering="true" text:continue-list="list_MessageBox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ssageBox26" text:continue-numbering="true" text:continue-list="list_MessageBox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ssageBox27" text:continue-numbering="true" text:continue-list="list_MessageBox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ssageBox28" text:continue-numbering="true" text:continue-list="list_MessageBox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ssageBox29" text:continue-numbering="true" text:continue-list="list_MessageBox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ssageBox30" text:continue-numbering="true" text:continue-list="list_MessageBox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ssageBox31" text:continue-numbering="true" text:continue-list="list_MessageBox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ssageBox32" text:continue-numbering="true" text:continue-list="list_MessageBox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ssageBox33" text:continue-numbering="true" text:continue-list="list_MessageBox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ssageBox34" text:continue-numbering="true" text:continue-list="list_MessageBox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ssageBox35" text:continue-numbering="true" text:continue-list="list_MessageBox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ssageBox36" text:continue-numbering="true" text:continue-list="list_MessageBox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ssageBox37" text:continue-numbering="true" text:continue-list="list_MessageBox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ssageBox38" text:continue-numbering="true" text:continue-list="list_MessageBox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ssageBox39" text:continue-numbering="true" text:continue-list="list_MessageBox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ssageBox40" text:continue-numbering="true" text:continue-list="list_MessageBox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ssageBox41" text:continue-numbering="true" text:continue-list="list_MessageBox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ssageBox42" text:continue-numbering="true" text:continue-list="list_MessageBox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ssageBox43" text:continue-numbering="true" text:continue-list="list_MessageBox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ssageBox44" text:continue-numbering="true" text:continue-list="list_MessageBox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ssageBox45" text:continue-numbering="true" text:continue-list="list_MessageBox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ssageBox46" text:continue-numbering="true" text:continue-list="list_MessageBox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ssageBox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ssageBox48" text:continue-numbering="true" text:continue-list="list_MessageBox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ssageBox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MessageBox50" text:continue-numbering="true" text:continue-list="list_MessageBox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ssageBox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MessageBox52" text:continue-numbering="true" text:continue-list="list_MessageBox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ssageBox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ssageBox54" text:continue-numbering="true" text:continue-list="list_MessageBox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ssageBox55" text:continue-numbering="true" text:continue-list="list_MessageBox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ssageBox56" text:continue-numbering="true" text:continue-list="list_MessageBox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ssageBox57" text:continue-numbering="true" text:continue-list="list_MessageBox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ssageBox58" text:continue-numbering="true" text:continue-list="list_MessageBox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ssageBox59" text:continue-numbering="true" text:continue-list="list_MessageBox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MessageBox60" text:continue-numbering="true" text:continue-list="list_MessageBox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ssageBox61" text:continue-numbering="true" text:continue-list="list_MessageBox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ssageBox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ssageBox63" text:continue-numbering="true" text:continue-list="list_MessageBox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ssageBox64" text:continue-numbering="true" text:continue-list="list_MessageBox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ssageBox65" text:continue-numbering="true" text:continue-list="list_MessageBox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